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7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m= 10k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Kp*AM=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table:number-columns-spanned="1" table:number-rows-spanned="2"/>
          <table:table-cell office:value-type="string" calcext:value-type="string">
            <text:p>TEORICO</text:p>
          </table:table-cell>
          <table:table-cell office:value-type="string" calcext:value-type="string">
            <text:p>PRACTICO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OTENCIA ARMONICO </text:p>
          </table:table-cell>
          <table:table-cell table:style-name="ce4" office:value-type="string" calcext:value-type="string">
            <text:p>Potencia LINEAL </text:p>
          </table:table-cell>
          <table:table-cell table:style-name="ce4" office:value-type="string" calcext:value-type="string">
            <text:p>bessel practicos 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o( β)</text:p>
          </table:table-cell>
          <table:table-cell table:formula="of:=BESSELJ([.$C$6];[.A7])" office:value-type="float" office:value="-0.260051954901933" calcext:value-type="float">
            <text:p>-0,260051954901933</text:p>
          </table:table-cell>
          <table:table-cell office:value-type="float" office:value="-18.71" calcext:value-type="float">
            <text:p>-18,71</text:p>
          </table:table-cell>
          <table:table-cell table:formula="of:=POWER(10;[.D7]/10)" office:value-type="float" office:value="0.0134586035405595" calcext:value-type="float">
            <text:p>0,01345860354056</text:p>
          </table:table-cell>
          <table:table-cell table:formula="of:=POWER(10;([.D7]-[.E17])/20)" office:value-type="float" office:value="0.268195343173751" calcext:value-type="float">
            <text:p>0,26819534317375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 β)</text:p>
          </table:table-cell>
          <table:table-cell table:formula="of:=BESSELJ([.$C$6];[.A8])" office:value-type="float" office:value="0.339058958525936" calcext:value-type="float">
            <text:p>0,339058958525936</text:p>
          </table:table-cell>
          <table:table-cell office:value-type="float" office:value="-16.48" calcext:value-type="float">
            <text:p>-16,48</text:p>
          </table:table-cell>
          <table:table-cell table:formula="of:=POWER(10;[.D8]/10)" office:value-type="float" office:value="0.0224905460583578" calcext:value-type="float">
            <text:p>0,022490546058358</text:p>
          </table:table-cell>
          <table:table-cell table:formula="of:=POWER(10;([.D8]-[.E17])/20)" office:value-type="float" office:value="0.346697917245877" calcext:value-type="float">
            <text:p>0,34669791724587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( β)</text:p>
          </table:table-cell>
          <table:table-cell table:formula="of:=BESSELJ([.$C$6];[.A9])" office:value-type="float" office:value="0.486091260585891" calcext:value-type="float">
            <text:p>0,486091260585891</text:p>
          </table:table-cell>
          <table:table-cell office:value-type="float" office:value="-13.42" calcext:value-type="float">
            <text:p>-13,42</text:p>
          </table:table-cell>
          <table:table-cell table:formula="of:=POWER(10;[.D9]/10)" office:value-type="float" office:value="0.0454988060150049" calcext:value-type="float">
            <text:p>0,045498806015005</text:p>
          </table:table-cell>
          <table:table-cell table:formula="of:=POWER(10;([.D9]-[.E17])/20)" office:value-type="float" office:value="0.493118428134336" calcext:value-type="float">
            <text:p>0,49311842813433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3( β)</text:p>
          </table:table-cell>
          <table:table-cell table:formula="of:=BESSELJ([.$C$6];[.A10])" office:value-type="float" office:value="0.309062722255252" calcext:value-type="float">
            <text:p>0,309062722255252</text:p>
          </table:table-cell>
          <table:table-cell office:value-type="float" office:value="-18.02" calcext:value-type="float">
            <text:p>-18,02</text:p>
          </table:table-cell>
          <table:table-cell table:formula="of:=POWER(10;[.D10]/10)" office:value-type="float" office:value="0.0157761126969935" calcext:value-type="float">
            <text:p>0,015776112696994</text:p>
          </table:table-cell>
          <table:table-cell table:formula="of:=POWER(10;([.D10]-[.E17])/20)" office:value-type="float" office:value="0.290369657745825" calcext:value-type="float">
            <text:p>0,2903696577458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4( β)</text:p>
          </table:table-cell>
          <table:table-cell table:formula="of:=BESSELJ([.$C$6];[.A11])" office:value-type="float" office:value="0.132034183924612" calcext:value-type="float">
            <text:p>0,132034183924612</text:p>
          </table:table-cell>
          <table:table-cell office:value-type="float" office:value="-25.73" calcext:value-type="float">
            <text:p>-25,73</text:p>
          </table:table-cell>
          <table:table-cell table:formula="of:=POWER(10;[.D11]/10)" office:value-type="float" office:value="0.00267300640866331" calcext:value-type="float">
            <text:p>0,002673006408663</text:p>
          </table:table-cell>
          <table:table-cell table:formula="of:=POWER(10;([.D11]-[.E17])/20)" office:value-type="float" office:value="0.119522930476495" calcext:value-type="float">
            <text:p>0,11952293047649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5( β)</text:p>
          </table:table-cell>
          <table:table-cell table:formula="of:=BESSELJ([.$C$6];[.A12])" office:value-type="float" office:value="0.0430284348770476" calcext:value-type="float">
            <text:p>0,043028434877048</text:p>
          </table:table-cell>
          <table:table-cell office:value-type="float" office:value="-34.45" calcext:value-type="float">
            <text:p>-34,45</text:p>
          </table:table-cell>
          <table:table-cell table:formula="of:=POWER(10;[.D12]/10)" office:value-type="float" office:value="0.000358921934645005" calcext:value-type="float">
            <text:p>0,000358921934645</text:p>
          </table:table-cell>
          <table:table-cell table:formula="of:=POWER(10;([.D12]-[.E17])/20)" office:value-type="float" office:value="0.0437976927586083" calcext:value-type="float">
            <text:p>0,04379769275860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6( β)</text:p>
          </table:table-cell>
          <table:table-cell table:formula="of:=BESSELJ([.$C$6];[.A13])" office:value-type="float" office:value="0.0113939323322131" calcext:value-type="float">
            <text:p>0,011393932332213</text:p>
          </table:table-cell>
          <table:table-cell office:value-type="float" office:value="-45.82" calcext:value-type="float">
            <text:p>-45,82</text:p>
          </table:table-cell>
          <table:table-cell table:formula="of:=POWER(10;[.D13]/10)" office:value-type="float" office:value="0.0000261818300821899" calcext:value-type="float">
            <text:p>2,61818300821899E-05</text:p>
          </table:table-cell>
          <table:table-cell table:formula="of:=POWER(10;([.D13]-[.E17])/20)" office:value-type="float" office:value="0.0118290871838379" calcext:value-type="float">
            <text:p>0,01182908718383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7( β)</text:p>
          </table:table-cell>
          <table:table-cell table:formula="of:=BESSELJ([.$C$6];[.A14])" office:value-type="float" office:value="0.00254729445180469" calcext:value-type="float">
            <text:p>0,002547294451805</text:p>
          </table:table-cell>
          <table:table-cell office:value-type="float" office:value="-56.5" calcext:value-type="float">
            <text:p>-56,5</text:p>
          </table:table-cell>
          <table:table-cell table:formula="of:=POWER(10;[.D14]/10)" office:value-type="float" office:value="0.00000223872113856834" calcext:value-type="float">
            <text:p>2,23872113856834E-06</text:p>
          </table:table-cell>
          <table:table-cell table:formula="of:=POWER(10;([.D14]-[.E17])/20)" office:value-type="float" office:value="0.00345900534163358" calcext:value-type="float">
            <text:p>0,00345900534163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TENCIA </text:p>
          </table:table-cell>
          <table:table-cell table:style-name="Default" table:formula="of:=[.E7]+2*SUM([.E8:.E14])" office:value-type="float" office:value="0.18711023087033" calcext:value-type="float">
            <text:p>0,18711023087033</text:p>
          </table:table-cell>
          <table:table-cell table:style-name="Default" office:value-type="string" calcext:value-type="string">
            <text:p>mW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TENCIA </text:p>
          </table:table-cell>
          <table:table-cell table:style-name="Default" table:formula="of:=10*LOG10([.E16])" office:value-type="float" office:value="-7.27902465364482" calcext:value-type="float">
            <text:p>-7,27902465364482</text:p>
          </table:table-cell>
          <table:table-cell table:style-name="Default" office:value-type="string" calcext:value-type="string">
            <text:p>dBm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 style:data-style-name="N2" text:time-value="14:39:24.3678540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9T14:35:09.994548153</meta:creation-date>
    <dc:date>2023-06-14T15:57:12.875224707</dc:date>
    <meta:editing-duration>PT1H13M57S</meta:editing-duration>
    <meta:editing-cycles>5</meta:editing-cycles>
    <meta:generator>LibreOffice/6.4.7.2$Linux_X86_64 LibreOffice_project/40$Build-2</meta:generator>
    <meta:document-statistic meta:table-count="1" meta:cell-count="62" meta:object-count="0"/>
  </office:meta>
</office:document-meta>
</file>